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5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1.261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4" draw:id="id14">
          <draw:glue-point draw:id="4" svg:x="-2.12cm" svg:y="-4.832cm"/>
          <draw:glue-point draw:id="5" svg:x="-0.241cm" svg:y="-4.931cm"/>
          <draw:glue-point draw:id="6" svg:x="1.972cm" svg:y="-5.006cm"/>
          <draw:glue-point draw:id="7" svg:x="-0.819cm" svg:y="0.447cm"/>
          <draw:glue-point draw:id="8" svg:x="0.578cm" svg:y="0.348cm"/>
          <draw:glue-point draw:id="9" svg:x="-3.948cm" svg:y="0.547cm"/>
          <draw:custom-shape draw:style-name="gr1" draw:text-style-name="P1" draw:layer="layout" svg:width="2.38cm" svg:height="1.086cm" svg:x="3.214cm" svg:y="1.85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77cm" svg:height="1.086cm" svg:x="4.119cm" svg:y="1.8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48cm" svg:height="1.086cm" svg:x="3.074cm" svg:y="1.8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48cm" svg:height="1.086cm" svg:x="5.593cm" svg:y="1.8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66cm" svg:height="0.065cm" svg:x="4.174cm" svg:y="2.93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3.105cm" svg:y1="2.417cm" svg:x2="2.699cm" svg:y2="2.417cm">
            <text:p/>
          </draw:line>
          <draw:line draw:style-name="gr3" draw:text-style-name="P1" draw:layer="layout" svg:x1="6.09cm" svg:y1="2.395cm" svg:x2="5.684cm" svg:y2="2.395cm">
            <text:p/>
          </draw:line>
          <draw:line draw:style-name="gr3" draw:text-style-name="P1" draw:layer="layout" svg:x1="4.366cm" svg:y1="3.459cm" svg:x2="4.366cm" svg:y2="2.976cm">
            <text:p/>
          </draw:line>
        </draw:g>
        <draw:frame draw:style-name="gr4" draw:text-style-name="P2" draw:layer="layout" svg:width="0.937cm" svg:height="0.911cm" svg:x="7.592cm" svg:y="3.494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4" draw:text-style-name="P2" draw:layer="layout" svg:width="1.2cm" svg:height="0.911cm" svg:x="7.343cm" svg:y="7.612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5" draw:text-style-name="P4" draw:layer="layout" svg:width="2.45cm" svg:height="1.141cm" svg:x="6.172cm" svg:y="0.524cm">
          <draw:text-box>
            <text:p text:style-name="P3"><text:span text:style-name="T3">منفی نیم موصل</text:span></text:p>
            <text:p text:style-name="P3"><text:span text:style-name="T3">کلکٹر خطہ</text:span></text:p>
          </draw:text-box>
        </draw:frame>
        <draw:frame draw:style-name="gr4" draw:text-style-name="P4" draw:layer="layout" svg:width="2.034cm" svg:height="1.141cm" svg:x="3.373cm" svg:y="0.315cm">
          <draw:text-box>
            <text:p text:style-name="P3"><text:span text:style-name="T3">مثبت نیم موصل</text:span></text:p>
            <text:p text:style-name="P3"><text:span text:style-name="T3">بیس خطہ</text:span></text:p>
          </draw:text-box>
        </draw:frame>
        <draw:frame draw:style-name="gr6" draw:layer="layout" svg:width="0.526cm" svg:height="0.47cm" svg:x="2.495cm" svg:y="1.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509cm" svg:height="0.47cm" svg:x="4.357cm" svg:y="3.01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522cm" svg:height="0.47cm" svg:x="5.762cm" svg:y="1.91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7" draw:text-style-name="P1" draw:layer="layout" draw:type="curve" svg:x1="2.612cm" svg:y1="0.921cm" svg:x2="3.675cm" svg:y2="2.129cm" draw:start-shape="id1" draw:start-glue-point="10" draw:end-shape="id2" draw:end-glue-point="0" svg:d="m2612 921c709 0 1063 402 1063 1208">
          <text:p/>
        </draw:connector>
        <draw:connector draw:style-name="gr7" draw:text-style-name="P1" draw:layer="layout" draw:type="curve" svg:x1="6.016cm" svg:y1="1.017cm" svg:x2="5.113cm" svg:y2="2.113cm" draw:start-shape="id3" draw:start-glue-point="6" draw:end-shape="id4" draw:end-glue-point="0" svg:d="m6016 1017c-602 0-903 365-903 1096">
          <text:p/>
        </draw:connector>
        <draw:connector draw:style-name="gr7" draw:text-style-name="P1" draw:layer="layout" draw:type="curve" svg:x1="4.469cm" svg:y1="1.382cm" svg:x2="4.312cm" svg:y2="2.097cm" draw:start-shape="id5" draw:start-glue-point="8" draw:end-shape="id6" draw:end-glue-point="0" svg:d="m4469 1382c0 537-157 180-157 715">
          <text:p/>
        </draw:connector>
        <draw:frame draw:style-name="gr4" draw:text-style-name="P2" draw:layer="layout" svg:width="0.836cm" svg:height="0.696cm" svg:x="1.778cm" svg:y="2.029cm">
          <draw:text-box>
            <text:p><text:span text:style-name="T3">ایمٹر</text:span></text:p>
          </draw:text-box>
        </draw:frame>
        <draw:frame draw:style-name="gr4" draw:text-style-name="P2" draw:layer="layout" svg:width="1.002cm" svg:height="0.696cm" svg:x="6.034cm" svg:y="2.029cm">
          <draw:text-box>
            <text:p><text:span text:style-name="T3">کلکٹر</text:span></text:p>
          </draw:text-box>
        </draw:frame>
        <draw:frame draw:style-name="gr6" xml:id="id2" draw:id="id2" draw:layer="layout" svg:width="0.433cm" svg:height="0.47cm" svg:x="3.459cm" svg:y="2.12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xml:id="id4" draw:id="id4" draw:layer="layout" svg:width="0.433cm" svg:height="0.47cm" svg:x="4.897cm" svg:y="2.11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xml:id="id6" draw:id="id6" draw:layer="layout" svg:width="0.496cm" svg:height="0.47cm" svg:x="4.064cm" svg:y="2.0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1.996cm" svg:height="1.141cm" svg:x="0.381cm" svg:y="0.361cm">
          <draw:text-box>
            <text:p text:style-name="P3"><text:span text:style-name="T3">منفی نیم موصل</text:span></text:p>
            <text:p text:style-name="P3"><text:span text:style-name="T3">ایمٹر خطہ</text:span></text:p>
          </draw:text-box>
        </draw:frame>
        <draw:g>
          <draw:glue-point draw:id="4" svg:x="-2.12cm" svg:y="-4.832cm"/>
          <draw:glue-point draw:id="5" svg:x="-0.241cm" svg:y="-4.931cm"/>
          <draw:glue-point draw:id="6" svg:x="1.972cm" svg:y="-5.006cm"/>
          <draw:custom-shape draw:style-name="gr1" draw:text-style-name="P1" draw:layer="layout" svg:width="2.38cm" svg:height="1.086cm" svg:x="3.263cm" svg:y="6.31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77cm" svg:height="1.086cm" svg:x="4.168cm" svg:y="6.3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48cm" svg:height="1.086cm" svg:x="3.123cm" svg:y="6.3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48cm" svg:height="1.086cm" svg:x="5.642cm" svg:y="6.3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66cm" svg:height="0.065cm" svg:x="4.223cm" svg:y="7.39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3.154cm" svg:y1="6.877cm" svg:x2="2.748cm" svg:y2="6.877cm">
            <text:p/>
          </draw:line>
          <draw:line draw:style-name="gr3" draw:text-style-name="P1" draw:layer="layout" svg:x1="6.139cm" svg:y1="6.855cm" svg:x2="5.733cm" svg:y2="6.855cm">
            <text:p/>
          </draw:line>
          <draw:line draw:style-name="gr3" draw:text-style-name="P1" draw:layer="layout" svg:x1="4.415cm" svg:y1="7.919cm" svg:x2="4.415cm" svg:y2="7.436cm">
            <text:p/>
          </draw:line>
        </draw:g>
        <draw:frame draw:style-name="gr4" draw:text-style-name="P2" xml:id="id9" draw:id="id9" draw:layer="layout" svg:width="2.034cm" svg:height="0.696cm" svg:x="4.66cm" svg:y="5.087cm">
          <draw:text-box>
            <text:p><text:span text:style-name="T3">مثبت نیم موصل</text:span></text:p>
          </draw:text-box>
        </draw:frame>
        <draw:frame draw:style-name="gr4" draw:text-style-name="P2" xml:id="id11" draw:id="id11" draw:layer="layout" svg:width="1.996cm" svg:height="0.696cm" svg:x="3.633cm" svg:y="4.561cm">
          <draw:text-box>
            <text:p><text:span text:style-name="T3">منفی نیم موصل</text:span></text:p>
          </draw:text-box>
        </draw:frame>
        <draw:frame draw:style-name="gr6" draw:layer="layout" svg:width="0.526cm" svg:height="0.47cm" svg:x="2.544cm" svg:y="6.3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0.509cm" svg:height="0.47cm" svg:x="4.406cm" svg:y="7.47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0.522cm" svg:height="0.47cm" svg:x="5.811cm" svg:y="6.37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7" draw:text-style-name="P1" draw:layer="layout" draw:type="curve" svg:x1="3.4cm" svg:y1="5.831cm" svg:x2="3.707cm" svg:y2="6.555cm" draw:start-shape="id7" draw:start-glue-point="2" draw:end-shape="id8" draw:end-glue-point="0" svg:d="m3400 5831c0 543 307 181 307 724">
          <text:p/>
        </draw:connector>
        <draw:connector draw:style-name="gr7" draw:text-style-name="P1" draw:layer="layout" draw:type="curve" svg:x1="5.677cm" svg:y1="5.783cm" svg:x2="5.128cm" svg:y2="6.557cm" draw:start-shape="id9" draw:start-glue-point="2" draw:end-shape="id10" draw:end-glue-point="0" svg:d="m5677 5783c0 580-549 194-549 774">
          <text:p/>
        </draw:connector>
        <draw:connector draw:style-name="gr7" draw:text-style-name="P1" draw:layer="layout" draw:type="curve" svg:x1="4.631cm" svg:y1="5.257cm" svg:x2="4.41cm" svg:y2="6.574cm" draw:start-shape="id11" draw:start-glue-point="2" draw:end-shape="id12" draw:end-glue-point="0" svg:d="m4631 5257c0 988-221 330-221 1317">
          <text:p/>
        </draw:connector>
        <draw:frame draw:style-name="gr4" draw:text-style-name="P2" draw:layer="layout" svg:width="1.002cm" svg:height="0.696cm" svg:x="6.046cm" svg:y="6.497cm">
          <draw:text-box>
            <text:p><text:span text:style-name="T3">کلکٹر</text:span></text:p>
          </draw:text-box>
        </draw:frame>
        <draw:frame draw:style-name="gr6" xml:id="id8" draw:id="id8" draw:layer="layout" svg:width="0.496cm" svg:height="0.47cm" svg:x="3.459cm" svg:y="6.55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xml:id="id10" draw:id="id10" draw:layer="layout" svg:width="0.496cm" svg:height="0.47cm" svg:x="4.88cm" svg:y="6.55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xml:id="id12" draw:id="id12" draw:layer="layout" svg:width="0.433cm" svg:height="0.47cm" svg:x="4.194cm" svg:y="6.57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2" xml:id="id7" draw:id="id7" draw:layer="layout" svg:width="2.034cm" svg:height="0.696cm" svg:x="2.383cm" svg:y="5.135cm">
          <draw:text-box>
            <text:p><text:span text:style-name="T3">مثبت نیم موصل</text:span></text:p>
          </draw:text-box>
        </draw:frame>
        <draw:frame draw:style-name="gr8" draw:text-style-name="P2" draw:layer="layout" svg:width="0.836cm" svg:height="0.75cm" svg:x="1.798cm" svg:y="6.47cm">
          <draw:text-box>
            <text:p><text:span text:style-name="T3">ایمٹر</text:span></text:p>
          </draw:text-box>
        </draw:frame>
        <draw:frame draw:style-name="gr4" draw:text-style-name="P2" draw:layer="layout" svg:width="1.759cm" svg:height="0.696cm" svg:x="6.902cm" svg:y="3.119cm">
          <draw:text-box>
            <text:p><text:span text:style-name="T3">ٹرانزسٹر</text:span><text:span text:style-name="T3"> </text:span><text:span text:style-name="T3">npn</text:span></text:p>
          </draw:text-box>
        </draw:frame>
        <draw:frame draw:style-name="gr4" draw:text-style-name="P2" draw:layer="layout" svg:width="1.754cm" svg:height="0.696cm" svg:x="6.82cm" svg:y="7.203cm">
          <draw:text-box>
            <text:p><text:span text:style-name="T3">ٹرانزسٹر</text:span><text:span text:style-name="T3"> </text:span><text:span text:style-name="T3">pnp</text:span></text:p>
          </draw:text-box>
        </draw:frame>
        <draw:frame draw:style-name="gr4" draw:text-style-name="P2" draw:layer="layout" svg:width="0.913cm" svg:height="0.696cm" svg:x="4.002cm" svg:y="3.308cm">
          <draw:text-box>
            <text:p><text:span text:style-name="T3">بیس</text:span></text:p>
          </draw:text-box>
        </draw:frame>
        <draw:frame draw:style-name="gr4" draw:text-style-name="P2" draw:layer="layout" svg:width="0.913cm" svg:height="0.696cm" svg:x="3.94cm" svg:y="7.794cm">
          <draw:text-box>
            <text:p><text:span text:style-name="T3">بیس</text:span></text:p>
          </draw:text-box>
        </draw:frame>
        <draw:frame draw:style-name="gr4" draw:text-style-name="P2" draw:layer="layout" svg:width="1.865cm" svg:height="0.696cm" svg:x="1.881cm" svg:y="4.077cm">
          <draw:text-box>
            <text:p><text:span text:style-name="T3">بیس-ایمٹر جوڑ</text:span></text:p>
          </draw:text-box>
        </draw:frame>
        <draw:connector draw:style-name="gr7" draw:text-style-name="P1" draw:layer="layout" draw:type="curve" draw:line-skew="-0.622cm" svg:x1="2.852cm" svg:y1="3.747cm" svg:x2="4.117cm" svg:y2="2.726cm" draw:start-shape="id13" draw:start-glue-point="0" draw:end-shape="id14" draw:end-glue-point="7" svg:d="m2852 3747c0-1138 1265-628 1265-1021">
          <text:p/>
        </draw:connector>
        <draw:frame draw:style-name="gr4" draw:text-style-name="P2" draw:layer="layout" svg:width="2.03cm" svg:height="0.696cm" svg:x="4.768cm" svg:y="4.077cm">
          <draw:text-box>
            <text:p><text:span text:style-name="T3">بیس-کلکٹر جوڑ</text:span></text:p>
          </draw:text-box>
        </draw:frame>
        <draw:connector draw:style-name="gr7" draw:text-style-name="P1" draw:layer="layout" draw:type="curve" draw:line-skew="-0.531cm" svg:x1="5.856cm" svg:y1="3.773cm" svg:x2="4.589cm" svg:y2="2.71cm" draw:start-shape="id15" draw:start-glue-point="0" draw:end-shape="id14" draw:end-glue-point="8" svg:d="m5856 3773c0-1021-1267-490-1267-1063">
          <text:p/>
        </draw:connector>
        <draw:frame draw:style-name="gr6" xml:id="id13" draw:id="id13" draw:layer="layout" svg:width="0.767cm" svg:height="0.47cm" svg:x="2.469cm" svg:y="3.74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xml:id="id15" draw:id="id15" draw:layer="layout" svg:width="0.759cm" svg:height="0.47cm" svg:x="5.477cm" svg:y="3.77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text-style-name="P2" xml:id="id16" draw:id="id16" draw:layer="layout" svg:width="1.975cm" svg:height="0.696cm" svg:x="0.709cm" svg:y="2.891cm">
          <draw:text-box>
            <text:p><text:span text:style-name="T3">دھاتی برقی جوڑ</text:span><text:span text:style-name="T3"> </text:span></text:p>
          </draw:text-box>
          <draw:glue-point draw:id="4" svg:x="3.402cm" svg:y="-1.954cm"/>
        </draw:frame>
        <draw:connector draw:style-name="gr7" draw:text-style-name="P1" draw:layer="layout" draw:type="curve" svg:x1="2.367cm" svg:y1="3.104cm" svg:x2="3.056cm" svg:y2="2.742cm" draw:start-shape="id16" draw:start-glue-point="4" draw:end-shape="id14" draw:end-glue-point="9" svg:d="m2367 3104c0-242 229-362 689-362">
          <text:p/>
        </draw:connector>
        <draw:custom-shape draw:style-name="gr1" draw:text-style-name="P1" xml:id="id3" draw:id="id3" draw:layer="layout" svg:width="2.385cm" svg:height="1.062cm" svg:x="6.016cm" svg:y="0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318cm" svg:height="1.062cm" svg:x="0.294cm" svg:y="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111cm" svg:height="0.997cm" svg:x="3.413cm" svg:y="0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0-19T12:23:35</dc:date>
    <dc:creator>kkk </dc:creator>
    <meta:editing-duration>PT7M23S</meta:editing-duration>
    <meta:editing-cycles>3</meta:editing-cycles>
    <meta:generator>LibreOffice/3.3$Linux LibreOffice_project/330m19$Build-401</meta:generator>
    <meta:document-statistic meta:object-count="63"/>
  </office:meta>
</office:document-meta>
</file>

<file path=Object 1/content.xml><?xml version="1.0" encoding="utf-8"?>
<math xmlns="http://www.w3.org/1998/Math/MathML">
  <semantics>
    <mrow>
      <mi>E</mi>
    </mrow>
    <annotation encoding="StarMath 5.0">E</annotation>
  </semantics>
</math>
</file>

<file path=Object 10/content.xml><?xml version="1.0" encoding="utf-8"?>
<math xmlns="http://www.w3.org/1998/Math/MathML">
  <semantics>
    <mrow>
      <mi>p</mi>
    </mrow>
    <annotation encoding="StarMath 5.0">p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i>n</mi>
    </mrow>
    <annotation encoding="StarMath 5.0">n</annotation>
  </semantics>
</math>
</file>

<file path=Object 13/content.xml><?xml version="1.0" encoding="utf-8"?>
<math xmlns="http://www.w3.org/1998/Math/MathML">
  <semantics>
    <mrow>
      <mi mathvariant="italic">EB</mi>
    </mrow>
    <annotation encoding="StarMath 5.0">EB</annotation>
  </semantics>
</math>
</file>

<file path=Object 14/content.xml><?xml version="1.0" encoding="utf-8"?>
<math xmlns="http://www.w3.org/1998/Math/MathML">
  <semantics>
    <mi mathvariant="italic">CB</mi>
    <annotation encoding="StarMath 5.0">CB</annotation>
  </semantics>
</math>
</file>

<file path=Object 2/content.xml><?xml version="1.0" encoding="utf-8"?>
<math xmlns="http://www.w3.org/1998/Math/MathML">
  <semantics>
    <mrow>
      <mi>B</mi>
    </mrow>
    <annotation encoding="StarMath 5.0">B</annotation>
  </semantics>
</math>
</file>

<file path=Object 3/content.xml><?xml version="1.0" encoding="utf-8"?>
<math xmlns="http://www.w3.org/1998/Math/MathML">
  <semantics>
    <mrow>
      <mi>C</mi>
    </mrow>
    <annotation encoding="StarMath 5.0">C</annotation>
  </semantics>
</math>
</file>

<file path=Object 4/content.xml><?xml version="1.0" encoding="utf-8"?>
<math xmlns="http://www.w3.org/1998/Math/MathML">
  <semantics>
    <mrow>
      <mi>n</mi>
    </mrow>
    <annotation encoding="StarMath 5.0">n</annotation>
  </semantics>
</math>
</file>

<file path=Object 5/content.xml><?xml version="1.0" encoding="utf-8"?>
<math xmlns="http://www.w3.org/1998/Math/MathML">
  <semantics>
    <mrow>
      <mi>n</mi>
    </mrow>
    <annotation encoding="StarMath 5.0">n</annotation>
  </semantics>
</math>
</file>

<file path=Object 6/content.xml><?xml version="1.0" encoding="utf-8"?>
<math xmlns="http://www.w3.org/1998/Math/MathML">
  <semantics>
    <mrow>
      <mi>p</mi>
    </mrow>
    <annotation encoding="StarMath 5.0">p</annotation>
  </semantics>
</math>
</file>

<file path=Object 7/content.xml><?xml version="1.0" encoding="utf-8"?>
<math xmlns="http://www.w3.org/1998/Math/MathML">
  <semantics>
    <mrow>
      <mi>E</mi>
    </mrow>
    <annotation encoding="StarMath 5.0">E</annotation>
  </semantics>
</math>
</file>

<file path=Object 8/content.xml><?xml version="1.0" encoding="utf-8"?>
<math xmlns="http://www.w3.org/1998/Math/MathML">
  <semantics>
    <mrow>
      <mi>B</mi>
    </mrow>
    <annotation encoding="StarMath 5.0">B</annotation>
  </semantics>
</math>
</file>

<file path=Object 9/content.xml><?xml version="1.0" encoding="utf-8"?>
<math xmlns="http://www.w3.org/1998/Math/MathML">
  <semantics>
    <mrow>
      <mi>C</mi>
    </mrow>
    <annotation encoding="StarMath 5.0">C</annotation>
  </semantics>
</math>
</file>